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62882EB8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8.955cm" svg:y1="11.29cm" svg:x2="18.145cm" svg:y2="11.16cm">
          <text:p/>
        </draw:line>
        <draw:frame draw:style-name="gr1" draw:text-style-name="P1" draw:layer="layout" svg:width="15.237cm" svg:height="9.298cm" draw:transform="rotate (-1.57027272802019) translate (27.443cm 2.903cm)">
          <draw:image xlink:href="Pictures/1000000000000A200000079062882EB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27:38.03</dc:date>
    <meta:editing-duration>PT00H14M09S</meta:editing-duration>
    <meta:editing-cycles>1</meta:editing-cycles>
    <meta:generator>OpenOffice.org/3.1$Win32 OpenOffice.org_project/310m19$Build-9420</meta:generator>
    <meta:document-statistic meta:object-count="5"/>
  </office:meta>
</office:document-meta>
</file>